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ee0" officeooo:paragraph-rsid="001836b9"/>
    </style:style>
    <style:style style:name="P2" style:family="paragraph" style:parent-style-name="Standard">
      <style:text-properties officeooo:rsid="001836b9" officeooo:paragraph-rsid="001836b9"/>
    </style:style>
    <style:style style:name="P3" style:family="paragraph" style:parent-style-name="Standard">
      <style:text-properties fo:font-weight="normal" officeooo:rsid="001836b9" officeooo:paragraph-rsid="001836b9" style:font-weight-asian="normal" style:font-weight-complex="normal"/>
    </style:style>
    <style:style style:name="P4" style:family="paragraph" style:parent-style-name="Standard">
      <style:text-properties fo:font-weight="normal" officeooo:rsid="0019fa5a" officeooo:paragraph-rsid="0019fa5a" style:font-weight-asian="normal" style:font-weight-complex="normal"/>
    </style:style>
    <style:style style:name="P5" style:family="paragraph" style:parent-style-name="Standard">
      <style:text-properties fo:font-weight="normal" officeooo:rsid="0019fa5a" officeooo:paragraph-rsid="001b56e7" style:font-weight-asian="normal" style:font-weight-complex="normal"/>
    </style:style>
    <style:style style:name="P6" style:family="paragraph" style:parent-style-name="Standard">
      <style:text-properties fo:font-weight="normal" officeooo:rsid="0019fa5a" officeooo:paragraph-rsid="001f6688" style:font-weight-asian="normal" style:font-weight-complex="normal"/>
    </style:style>
    <style:style style:name="P7" style:family="paragraph" style:parent-style-name="Standard">
      <style:text-properties fo:font-weight="normal" officeooo:rsid="001b56e7" officeooo:paragraph-rsid="001b56e7" style:font-weight-asian="normal" style:font-weight-complex="normal"/>
    </style:style>
    <style:style style:name="P8" style:family="paragraph" style:parent-style-name="Standard">
      <style:text-properties fo:font-weight="normal" officeooo:rsid="001b56e7" officeooo:paragraph-rsid="001bedd3" style:font-weight-asian="normal" style:font-weight-complex="normal"/>
    </style:style>
    <style:style style:name="P9" style:family="paragraph" style:parent-style-name="Standard">
      <style:text-properties fo:font-weight="normal" officeooo:rsid="001b56e7" officeooo:paragraph-rsid="0022bec9" style:font-weight-asian="normal" style:font-weight-complex="normal"/>
    </style:style>
    <style:style style:name="P10" style:family="paragraph" style:parent-style-name="Standard">
      <style:text-properties fo:font-weight="normal" officeooo:rsid="001bedd3" officeooo:paragraph-rsid="001bedd3" style:font-weight-asian="normal" style:font-weight-complex="normal"/>
    </style:style>
    <style:style style:name="P11" style:family="paragraph" style:parent-style-name="Standard">
      <style:text-properties fo:font-weight="bold" officeooo:rsid="001b56e7" officeooo:paragraph-rsid="001b56e7" style:font-weight-asian="bold" style:font-weight-complex="bold"/>
    </style:style>
    <style:style style:name="P1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1b56e7" officeooo:paragraph-rsid="001b56e7" style:font-weight-asian="normal" style:font-weight-complex="normal"/>
    </style:style>
    <style:style style:name="P13" style:family="paragraph" style:parent-style-name="Header">
      <style:text-properties officeooo:rsid="0017dee0" officeooo:paragraph-rsid="0017dee0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f6688" style:font-name-asian="Liberation Serif1" style:font-name-complex="Liberation Serif1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836b9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weight="bold" officeooo:rsid="0019fa5a" style:font-weight-asian="bold" style:font-weight-complex="bold"/>
    </style:style>
    <style:style style:name="T7" style:family="text">
      <style:text-properties style:font-name="Liberation Serif" officeooo:rsid="001b56e7"/>
    </style:style>
    <style:style style:name="T8" style:family="text">
      <style:text-properties style:font-name="Liberation Serif" officeooo:rsid="001bedd3"/>
    </style:style>
    <style:style style:name="T9" style:family="text">
      <style:text-properties style:font-name="Liberation Serif" officeooo:rsid="001f6688"/>
    </style:style>
    <style:style style:name="T10" style:family="text">
      <style:text-properties style:font-name="Liberation Serif" officeooo:rsid="001f6688" style:font-name-asian="Noto Sans CJK SC Regular" style:font-name-complex="FreeSans"/>
    </style:style>
    <style:style style:name="T11" style:family="text">
      <style:text-properties style:font-name="Liberation Serif" officeooo:rsid="0020eabf" style:font-name-asian="Noto Sans CJK SC Regular" style:font-name-complex="FreeSans"/>
    </style:style>
    <style:style style:name="T12" style:family="text">
      <style:text-properties style:font-name="Liberation Serif" officeooo:rsid="0022bec9"/>
    </style:style>
    <style:style style:name="T13" style:family="text">
      <style:text-properties officeooo:rsid="001836b9"/>
    </style:style>
    <style:style style:name="T14" style:family="text">
      <style:text-properties officeooo:rsid="001b56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<text:s/>I’ve run the 3 multi-class “classifiers” (OVA – one VS all, AP – all pairs, RAND – random)</text:span></text:p>
      <text:p text:style-name="P2"><text:span text:style-name="T3">and tested the prediction accuracy on test file (the test file accidentally sent by you) </text:span><text:span text:style-name="T5">with two methods:</text:span></text:p>
      <text:p text:style-name="P2"><text:span text:style-name="T5">1. hamming distance</text:span></text:p>
      <text:p text:style-name="P2"><text:span text:style-name="T5">2. loss based decision</text:span></text:p>
      <text:p text:style-name="P2"><text:span text:style-name="T5"/></text:p>
      <text:p text:style-name="P2"><text:span text:style-name="T5">I will write 3 specific epochs (start </text:span><text:span text:style-name="T6">=1</text:span><text:span text:style-name="T5">, mid</text:span><text:span text:style-name="T6">= 25</text:span><text:span text:style-name="T5">, end</text:span><text:span text:style-name="T6">=50</text:span><text:span text:style-name="T5">)</text:span></text:p>
      <text:p text:style-name="P1">Hyper parameters <text:span text:style-name="T13">(for all trains)</text:span>: </text:p>
      <text:p text:style-name="P1"><text:span text:style-name="T1">λ</text:span><text:span text:style-name="T3"> = </text:span><text:span text:style-name="T4">0.1</text:span></text:p>
      <text:p text:style-name="P2"><text:span text:style-name="T1">η</text:span><text:span text:style-name="T3"> = 0.1</text:span></text:p>
      <text:p text:style-name="P3"><text:span text:style-name="T3">Epochs = 50</text:span></text:p>
      <text:p text:style-name="P3"><text:span text:style-name="T3"/></text:p>
      <text:p text:style-name="P3"><text:span text:style-name="T3"/></text:p>
      <text:p text:style-name="P3"><text:span text:style-name="T3">1. OVA:</text:span></text:p>
      <text:p text:style-name="P3"><text:span text:style-name="T3"><text:tab/>############<text:tab/>epoch: 1<text:tab/>############</text:span></text:p>
      <text:p text:style-name="P3"><text:span text:style-name="T3"><text:tab/>hamming accuracy is: 84.60 %</text:span></text:p>
      <text:p text:style-name="P3"><text:span text:style-name="T3"><text:tab/>loss accuracy is: 92.30 %</text:span></text:p>
      <text:p text:style-name="P3"><text:span text:style-name="T3"><text:tab/>############<text:tab/>epoch: 25<text:tab/>############</text:span></text:p>
      <text:p text:style-name="P3"><text:span text:style-name="T3"><text:tab/>hamming accuracy is: 82.00 %</text:span></text:p>
      <text:p text:style-name="P3"><text:span text:style-name="T3"><text:tab/>loss accuracy is: 93.00 %</text:span></text:p>
      <text:p text:style-name="P3"><text:tab/>############<text:tab/>epoch: 50<text:tab/>############</text:p>
      <text:p text:style-name="P3"><text:tab/>hamming accuracy is: 91.10 %</text:p>
      <text:p text:style-name="P3"><text:span text:style-name="T3"><text:tab/>loss accuracy is: 93.70 %</text:span></text:p>
      <text:p text:style-name="P3"><text:span text:style-name="T3"/></text:p>
      <text:p text:style-name="P3"><text:span text:style-name="T3">2. AP:</text:span></text:p>
      <text:p text:style-name="P3"><text:span text:style-name="T3"><text:tab/>############<text:tab/>epoch: 1<text:tab/>############</text:span></text:p>
      <text:p text:style-name="P3"><text:span text:style-name="T3"><text:tab/>hamming accuracy is: 88.40 %</text:span></text:p>
      <text:p text:style-name="P3"><text:span text:style-name="T3"><text:tab/>loss accuracy is: 91.40 %</text:span></text:p>
      <text:p text:style-name="P3"><text:span text:style-name="T3"><text:tab/>############<text:tab/>epoch: 25<text:tab/>############</text:span></text:p>
      <text:p text:style-name="P3"><text:span text:style-name="T3"><text:tab/>hamming accuracy is: 93.80 %</text:span></text:p>
      <text:p text:style-name="P3"><text:span text:style-name="T3"><text:tab/>loss accuracy is: 95.60 %</text:span></text:p>
      <text:p text:style-name="P3"><text:span text:style-name="T3"><text:tab/>############<text:tab/>epoch: 50<text:tab/>############</text:span></text:p>
      <text:p text:style-name="P3"><text:tab/>hamming accuracy is: 96.20 %</text:p>
      <text:p text:style-name="P3"><text:span text:style-name="T3"><text:tab/>loss accuracy is: 96.10 %</text:span></text:p>
      <text:p text:style-name="P3"><text:span text:style-name="T3">3. RAND:</text:span></text:p>
      <text:p text:style-name="P3"><text:span text:style-name="T3"><text:tab/>############<text:tab/>epoch: 1<text:tab/>############</text:span></text:p>
      <text:p text:style-name="P3"><text:span text:style-name="T3"><text:tab/>hamming accuracy is: 85.80 %</text:span></text:p>
      <text:p text:style-name="P3"><text:span text:style-name="T3"><text:tab/>loss accuracy is: 88.20 %</text:span></text:p>
      <text:p text:style-name="P3"><text:span text:style-name="T3"><text:tab/>############<text:tab/>epoch: 25<text:tab/>############</text:span></text:p>
      <text:p text:style-name="P3"><text:span text:style-name="T3"><text:tab/>hamming accuracy is: 91.20 %</text:span></text:p>
      <text:p text:style-name="P3"><text:span text:style-name="T3"><text:tab/>loss accuracy is: 93.70 %</text:span></text:p>
      <text:p text:style-name="P3"><text:span text:style-name="T3"><text:tab/>############<text:tab/>epoch: 50<text:tab/>############</text:span></text:p>
      <text:p text:style-name="P3"><text:tab/>hamming accuracy is: 93.50 %</text:p>
      <text:p text:style-name="P3"><text:span text:style-name="T3"><text:tab/>loss accuracy is: 93.40 %</text:span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3"><text:span text:style-name="T3"/></text:p>
      <text:p text:style-name="P4"><text:span text:style-name="T3">It is obvious to see, that in almost every epoch and every classifier, the </text:span><text:span text:style-name="T5">loss accuracy</text:span><text:span text:style-name="T3"> was </text:span><text:span text:style-name="T5">much better then the hamming distance accuracy</text:span><text:span text:style-name="T3">.</text:span></text:p>
      <text:p text:style-name="P4"><text:span text:style-name="T3"/></text:p>
      <text:p text:style-name="P4"><text:span text:style-name="T3">And from all “classifiers” above, the most accurate was the </text:span><text:span text:style-name="T5">AP classifier</text:span><text:span text:style-name="T3"> with ~96%!</text:span></text:p>
      <text:p text:style-name="P4"><text:span text:style-name="T3">In the second place was OVA, and in the last place RAND.</text:span></text:p>
      <text:p text:style-name="P4"><text:span text:style-name="T3"/></text:p>
      <text:p text:style-name="P6"><text:span text:style-name="T3">Its important to say, that the RAND classifier contains 16 classifiers, (f0, f1, … ,f15) and uniformly selected </text:span><text:span text:style-name="T9">(generate matrix uniformly between 0 to 1 (x</text:span><text:span text:style-name="T2">→</text:span><text:span text:style-name="T10">[0,1])</text:span><text:span text:style-name="T9">, multiply by 2(x</text:span><text:span text:style-name="T2">→</text:span><text:span text:style-name="T10">[0,2])</text:span><text:span text:style-name="T9">,</text:span></text:p>
      <text:p text:style-name="P6"><text:span text:style-name="T9">sub -1 (x</text:span><text:span text:style-name="T2">→</text:span><text:span text:style-name="T10">[-1,1])</text:span><text:span text:style-name="T9">, and then round to nearest integer (x</text:span><text:span text:style-name="T2">→{-1, </text:span><text:span text:style-name="T10">0 ,1</text:span><text:span text:style-name="T11">}</text:span><text:span text:style-name="T10">)</text:span><text:span text:style-name="T9">) </text:span><text:span text:style-name="T3">.</text:span></text:p>
      <text:p text:style-name="P4"><text:span text:style-name="T3">Therefor, it was very unstable (in some run</text:span><text:span text:style-name="T12">s</text:span><text:span text:style-name="T3">, the accuracy was around 50% and sometimes around 70%).</text:span></text:p>
      <text:p text:style-name="P12"><text:span text:style-name="T3"/></text:p>
      <text:p text:style-name="P7"><text:span text:style-name="T3"/></text:p>
      <text:p text:style-name="P11"><text:span text:style-name="T12">T</text:span><text:span text:style-name="T3">he training section:</text:span></text:p>
      <text:p text:style-name="P7"><text:span text:style-name="T3">I’ve created 3 matrix, one for each classifier <text:s/>(W1 – OVA, W2-AP, W3- RAND),<text:line-break/>with 784 rows and #of classifiers columns.</text:span></text:p>
      <text:p text:style-name="P9"><text:span text:style-name="T3">W1 was (784x4), W3 was (784,16) ,W</text:span><text:span text:style-name="T12">3</text:span><text:span text:style-name="T3"> was (784x</text:span><text:span text:style-name="T12">16</text:span><text:span text:style-name="T3">). </text:span></text:p>
      <text:p text:style-name="P7"><text:span text:style-name="T3">for every input I’ve trained all classifiers in W1, W2, W3 (based on the true label) </text:span></text:p>
      <text:p text:style-name="P7"><text:span text:style-name="T3"/></text:p>
      <text:p text:style-name="P11"><text:span text:style-name="T12">T</text:span><text:span text:style-name="T3">he decoding section:</text:span></text:p>
      <text:p text:style-name="P5"><text:span text:style-name="T7">there was the “ideally classifier” matrix with 4 rows (row for each class) and #of classifiers columns (column for each classifier).</text:span></text:p>
      <text:p text:style-name="P9"><text:span text:style-name="T3">To get the prediction </text:span><text:span text:style-name="T12">(</text:span><text:span text:style-name="T3">classifier </text:span><text:span text:style-name="T12">#) </text:span><text:span text:style-name="T3">, I checked the “accepted row” </text:span><text:span text:style-name="T12">from all f_i in the classifier (</text:span><text:span text:style-name="T3">which was the prediction of </text:span><text:span text:style-name="T12">the</text:span><text:span text:style-name="T3"> classifier</text:span><text:span text:style-name="T12">).</text:span></text:p>
      <text:p text:style-name="P9"><text:span text:style-name="T3">for example:</text:span></text:p>
      <text:p text:style-name="P7"><text:span text:style-name="T3">in W1, there was 4 classifiers : f0, f1, f2, f3 , so we get f(x) = [ f0(x), f1(x), f2(x), f3(x)]</text:span></text:p>
      <text:p text:style-name="P7"><text:span text:style-name="T3">then, for the class prediction, I used 2 methods (as mentioned).</text:span></text:p>
      <text:p text:style-name="P7"><text:span text:style-name="T3"/></text:p>
      <text:p text:style-name="P11"><text:span text:style-name="T3">1. hamming distance:</text:span></text:p>
      <text:p text:style-name="P7"><text:span text:style-name="T3">the goal was to choose the closest row/</text:span><text:span text:style-name="T8">class</text:span><text:span text:style-name="T3"> in the “ideally classifier” to f(x) (the minimum hamming distance)</text:span></text:p>
      <text:p text:style-name="P7"><text:span text:style-name="T3"/></text:p>
      <text:p text:style-name="P11"><text:span text:style-name="T3">2. loss based decision:</text:span></text:p>
      <text:p text:style-name="P8"><text:span text:style-name="T3"><text:s/>the goal was to choose the row/</text:span><text:span text:style-name="T8">class</text:span><text:span text:style-name="T3"> </text:span><text:span text:style-name="T8">such that, the loss of f(x) and row #s will be the minimum </text:span></text:p>
      <text:p text:style-name="P8"><text:span text:style-name="T3">(the minimum </text:span><text:span text:style-name="T8">loss</text:span><text:span text:style-name="T3">)</text:span></text:p>
      <text:p text:style-name="P8"><text:span text:style-name="T3"/></text:p>
      <text:p text:style-name="P10"><text:span text:style-name="T3">It seems to be that the more classifiers we put W (OVA – 4, AP – 6) the more accuracy we get.</text:span></text:p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dee0" officeooo:paragraph-rsid="0017dee0"/>
    </style:style>
    <style:style style:name="MT1" style:family="text">
      <style:text-properties officeooo:rsid="001b56e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Ex1 – Advanced <text:span text:style-name="MT1">T</text:span>opic<text:span text:style-name="MT1">s</text:span> <text:span text:style-name="MT1">i</text:span>n Machine Learning</text:p>
        <text:p text:style-name="MP1"><text:tab/>Name: Oren Cohen</text:p>
        <text:p text:style-name="MP1"><text:tab/>ID: 305164295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1:34:13.195337996</meta:creation-date>
    <dc:date>2018-12-01T22:39:36.179096353</dc:date>
    <meta:editing-duration>PT11M5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65" meta:word-count="518" meta:character-count="3012" meta:non-whitespace-character-count="2514"/>
  </office:meta>
</office:document-meta>
</file>